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1B42268A.png"/>
  <manifest:file-entry manifest:media-type="image/png" manifest:full-path="Pictures/1000000000000320000002580E1B1ACF.png"/>
  <manifest:file-entry manifest:media-type="image/png" manifest:full-path="Pictures/100000000000032000000258F6AEE96B.png"/>
  <manifest:file-entry manifest:media-type="image/png" manifest:full-path="Pictures/10000000000003200000025871EEE600.png"/>
  <manifest:file-entry manifest:media-type="image/png" manifest:full-path="Pictures/1000000000000320000002589EFEFDEA.png"/>
  <manifest:file-entry manifest:media-type="image/png" manifest:full-path="Pictures/100000000000032000000258AE45E8A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1-title">
      <style:graphic-properties draw:auto-grow-height="true" fo:min-height="3.506cm"/>
    </style:style>
    <style:style style:name="pr2" style:family="presentation" style:parent-style-name="Default1-subtitle">
      <style:graphic-properties draw:fill-color="#ffffff" draw:auto-grow-height="true" fo:min-height="13.859cm"/>
    </style:style>
    <style:style style:name="pr3" style:family="presentation" style:parent-style-name="Default1-notes">
      <style:graphic-properties draw:fill-color="#ffffff" draw:auto-grow-height="true" fo:min-height="12.572cm"/>
    </style:style>
    <style:style style:name="pr4" style:family="presentation" style:parent-style-name="Default1-title">
      <style:graphic-properties fo:min-height="3.506cm"/>
    </style:style>
    <style:style style:name="pr5" style:family="presentation" style:parent-style-name="Default1-outline1">
      <style:graphic-properties fo:min-height="13.859cm"/>
    </style:style>
    <style:style style:name="pr6" style:family="presentation" style:parent-style-name="Default1-notes">
      <style:graphic-properties draw:fill-color="#ffffff" fo:min-height="12.572cm"/>
    </style:style>
    <style:style style:name="pr7" style:family="presentation" style:parent-style-name="Default1-outline1">
      <style:graphic-properties fo:min-height="14.395cm"/>
    </style:style>
    <style:style style:name="pr8" style:family="presentation" style:parent-style-name="Default1-outline1">
      <style:graphic-properties fo:min-height="17.021cm"/>
    </style:style>
    <style:style style:name="pr9" style:family="presentation" style:parent-style-name="Default1-outline1">
      <style:graphic-properties fo:min-height="17.055cm"/>
    </style:style>
    <style:style style:name="pr10" style:family="presentation" style:parent-style-name="Default1-outline1">
      <style:graphic-properties fo:min-height="17.091cm"/>
    </style:style>
    <style:style style:name="P1" style:family="paragraph">
      <style:text-properties fo:font-size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color="#009933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33ff99" fo:font-size="26pt" style:font-size-asian="26pt" style:font-size-complex="26pt"/>
    </style:style>
    <style:style style:name="T8" style:family="text">
      <style:text-properties fo:color="#000000" fo:font-size="26pt" style:font-size-asian="26pt" style:font-size-complex="26pt"/>
    </style:style>
    <style:style style:name="T9" style:family="text">
      <style:text-properties fo:color="#000000" fo:font-size="16pt" style:font-size-asian="16pt" style:font-size-complex="16pt"/>
    </style:style>
    <style:style style:name="T10" style:family="text">
      <style:text-properties fo:color="#00cc00" fo:font-size="20pt" style:font-size-asian="20pt" style:font-size-complex="20pt"/>
    </style:style>
    <style:style style:name="T11" style:family="text">
      <style:text-properties fo:color="#000000" fo:font-size="20pt" style:font-size-asian="20pt" style:font-size-complex="20pt"/>
    </style:style>
    <style:style style:name="T12" style:family="text">
      <style:text-properties fo:color="#009933" fo:font-size="20pt" style:font-size-asian="20pt" style:font-size-complex="20pt"/>
    </style:style>
    <style:style style:name="T13" style:family="text">
      <style:text-properties fo:color="#00000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4" style:family="text">
      <style:text-properties fo:color="#00993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5" style:family="text">
      <style:text-properties fo:color="#000000" fo:font-size="20pt" style:text-underline-style="none" fo:font-weight="normal" style:font-size-asian="20pt" style:font-weight-asian="normal" style:font-size-complex="20pt" style:font-weight-complex="normal"/>
    </style:style>
    <style:style style:name="T16" style:family="text">
      <style:text-properties fo:color="#009933" fo:font-size="20pt" style:text-underline-style="none" fo:font-weight="normal" style:font-size-asian="20pt" style:font-weight-asian="normal" style:font-size-complex="20pt" style:font-weight-complex="normal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009933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00cc00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00cc00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PyTorch (with baby steps)<text:line-break/><text:span text:style-name="T1">From y = x to training a ConvNet</text:span></text:p>
          </draw:text-box>
        </draw:frame>
        <draw:frame presentation:style-name="pr2" draw:text-style-name="P1" draw:layer="layout" svg:width="22.6cm" svg:height="13.859cm" svg:x="1.4cm" svg:y="4.914cm" presentation:class="subtitle" presentation:user-transformed="true">
          <draw:text-box>
            <text:p>Joshua L. Mitchell</text:p>
            <text:p/>
            <text:p><text:span text:style-name="T2"><text:a xlink:href="mailto:jlelonmitchell@gmail.com">jlelonmitchell@gmail.com</text:a></text:span></text:p>
            <text:p><text:span text:style-name="T3"/></text:p>
            <text:p><text:span text:style-name="T2">lelon.io</text:span></text:p>
            <text:p><text:span text:style-name="T2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2T1">
        <draw:frame presentation:style-name="pr4" draw:layer="layout" svg:width="23cm" svg:height="3.506cm" svg:x="1cm" svg:y="0.837cm" presentation:class="title">
          <draw:text-box>
            <text:p>Some house-keeping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Feel free to ask questions at any point</text:p>
              </text:list-item>
              <text:list-item>
                <text:p>This presentation will be an overview of PyTorch with a focus on the concepts</text:p>
              </text:list-item>
              <text:list-item>
                <text:p>I highly recommend you follow along the tutorial (lots of self-contained examples)</text:p>
                <text:p><text:span text:style-name="T1"><text:a xlink:href="http://lelon.io/blog/2018/02/08/pytorch-with-baby-steps">http://lelon.io/blog/2018/02/08/pytorch-with-baby-steps</text:a></text:span></text:p>
              </text:list-item>
              <text:list-item>
                <text:p><text:span text:style-name="T1">Confession: I don't think you'll learn enough just by watching this – the real insights come from hitting your head against the wall. My goal is to give you some starter intuition, vocabulary, and a big sandbox to play in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) Bare Minimum Model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Forget Neural Nets for a sec, how do we make something really dumb, like y = x?</text:p>
              </text:list-item>
              <text:list-item>
                <text:p>Goal: start reaaally small. Build slowly.</text:p>
              </text:list-item>
              <text:list-item>
                <text:p>In (regular) python:</text:p>
                <text:p>x = 5</text:p>
                <text:p>y = x</text:p>
                <text:p>What's y?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) Bare Minimum Model</text:p>
          </draw:text-box>
        </draw:frame>
        <draw:frame presentation:style-name="pr7" draw:layer="layout" svg:width="22.6cm" svg:height="14.395cm" svg:x="1.4cm" svg:y="4.914cm" presentation:class="outline" presentation:user-transformed="true">
          <draw:text-box>
            <text:list text:style-name="L2">
              <text:list-header>
                <text:p>In PyTorch:</text:p>
                <text:p><text:span text:style-name="T4">import</text:span> torch</text:p>
                <text:p>x = torch.Tensor([5])</text:p>
                <text:p>y = x</text:p>
                <text:p>I couldn't find any pytorchy way to store a single variable (other than with a Tensor)</text:p>
                <text:p>Conclusion: pytorch doesn't mess around with that little league 1 variable B.S.</text:p>
                <text:p>Go big or go home. <text:s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) Bare Minimum Model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header>
                <text:p>How exactly does one “go big”?</text:p>
                <text:p><text:span text:style-name="T5">x</text:span><text:span text:style-name="T6">1</text:span><text:span text:style-name="T5"> = torch.Tensor([1, 2, 3, 4])</text:span> <text:span text:style-name="T7"># 1-dimensional</text:span></text:p>
                <text:p><text:span text:style-name="T8">x</text:span><text:span text:style-name="T9">2</text:span><text:span text:style-name="T8"> = torch.Tensor([[5, 6], [7, 8]]) </text:span><text:span text:style-name="T7"># 2-dimensional</text:span></text:p>
                <text:p><text:span text:style-name="T8">…</text:span></text:p>
                <text:p><text:span text:style-name="T8">x</text:span><text:span text:style-name="T9">n</text:span><text:span text:style-name="T8"> = torch.Tensor[[[[[[....]..]...]......] </text:span><text:span text:style-name="T7"># n-dimensional</text:span></text:p>
                <text:p><text:span text:style-name="T8"/></text:p>
                <text:p><text:span text:style-name="T8">YOU get a dimension! And YOU get a dimension!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) Bare Minimum Model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header>
                <text:p>Most numpy/array stuff works here as well.</text:p>
                <text:p><text:span text:style-name="T8">x</text:span><text:span text:style-name="T9">2</text:span><text:span text:style-name="T8"> = torch.Tensor([[5, 6], [7, 8]]) </text:span><text:span text:style-name="T7"># 2-dimensional</text:span></text:p>
                <text:p><text:span text:style-name="T8">x</text:span><text:span text:style-name="T9">2</text:span><text:span text:style-name="T8">[0, :] </text:span><text:span text:style-name="T7"># prints the first chunk: [5, 6]</text:span></text:p>
                <text:p><text:span text:style-name="T8">x</text:span><text:span text:style-name="T9">2</text:span><text:span text:style-name="T8">[0, 1] </text:span><text:span text:style-name="T7"># prints the second of the first: 6</text:span></text:p>
                <text:p><text:span text:style-name="T8">etc.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2) Basic Linear Regression Model</text:p>
          </draw:text-box>
        </draw:frame>
        <draw:frame presentation:style-name="pr8" draw:layer="layout" svg:width="22.6cm" svg:height="17.021cm" svg:x="1.4cm" svg:y="4.683cm" presentation:class="outline" presentation:user-transformed="true">
          <draw:text-box>
            <text:list text:style-name="L2">
              <text:list-header>
                <text:p><text:span text:style-name="T8">Before we talk about how to make a best-fit line, how do we make a regular line? y = mx + b, right?</text:span></text:p>
                <text:p><text:span text:style-name="T8">In pytorch:</text:span></text:p>
                <text:p><text:span text:style-name="T10">import</text:span><text:span text:style-name="T11"> torch.nn </text:span><text:span text:style-name="T10">as</text:span><text:span text:style-name="T11"> nn</text:span></text:p>
                <text:p><text:span text:style-name="T10">from</text:span><text:span text:style-name="T11"> torch.autograd </text:span><text:span text:style-name="T10">import</text:span><text:span text:style-name="T11"> Variable</text:span></text:p>
                <text:p><text:span text:style-name="T11">x1 = torch.Tensor([[1], [2], [3], [4]]) <text:s/></text:span><text:span text:style-name="T12"># 2-dimensional</text:span></text:p>
                <text:p><text:span text:style-name="T11">x1_var = Variable(x1) </text:span><text:span text:style-name="T12"># stores data for computational graphs later</text:span></text:p>
                <text:p><text:span text:style-name="T11">linear_layer = nn.Linear(1, 1) </text:span><text:span text:style-name="T12"># linear layer with 1 slope, 1 intercept</text:span></text:p>
                <text:p><text:span text:style-name="T11">predicted_y = linear_layer(x1_var) </text:span><text:span text:style-name="T12"># run all x entries through it</text:span></text:p>
                <text:p><text:span text:style-name="T11">predicted_y </text:span><text:span text:style-name="T12"># prints out some garbage since m and y are initialized </text:span><text:span text:style-name="T12"><text:tab/></text:span><text:span text:style-name="T12"><text:tab/></text:span><text:span text:style-name="T12"><text:tab/></text:span><text:span text:style-name="T12"># randomly. You'll be training those later.</text:span></text:p>
              </text:list-header>
              <text:list-item>
                <text:p><text:span text:style-name="T11">Summary: send each element in x1 through a y=mx + b equation and get some y for each x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2) Basic Linear Regression Model</text:p>
          </draw:text-box>
        </draw:frame>
        <draw:frame presentation:style-name="pr9" draw:layer="layout" svg:width="22.6cm" svg:height="17.055cm" svg:x="1.4cm" svg:y="4.683cm" presentation:class="outline" presentation:user-transformed="true">
          <draw:text-box>
            <text:list text:style-name="L2">
              <text:list-header>
                <text:p><text:span text:style-name="T8">Before we talk about how to make a best-fit line, how do we make a regular line? y = mx + b, right?</text:span></text:p>
                <text:p><text:span text:style-name="T8">In pytorch:</text:span></text:p>
                <text:p><text:span text:style-name="T10">import</text:span><text:span text:style-name="T11"> torch.nn </text:span><text:span text:style-name="T10">as</text:span><text:span text:style-name="T11"> nn</text:span></text:p>
                <text:p><text:span text:style-name="T10">from</text:span><text:span text:style-name="T11"> torch.autograd </text:span><text:span text:style-name="T10">import</text:span><text:span text:style-name="T11"> Variable</text:span></text:p>
                <text:p><text:span text:style-name="T11">x1 = torch.Tensor(</text:span><text:span text:style-name="T13">[1, 2, 3, 4]</text:span><text:span text:style-name="T11">) <text:s/></text:span><text:span text:style-name="T12"># </text:span><text:span text:style-name="T14">1</text:span><text:span text:style-name="T12">-dimensional</text:span></text:p>
                <text:p><text:span text:style-name="T11">x1_var = Variable(x1) </text:span><text:span text:style-name="T12"># stores data for computational graphs later</text:span></text:p>
                <text:p><text:span text:style-name="T11">linear_layer = nn.Linear(</text:span><text:span text:style-name="T13">4</text:span><text:span text:style-name="T11">, 1) </text:span><text:span text:style-name="T12"># linear layer with </text:span><text:span text:style-name="T14">4</text:span><text:span text:style-name="T12"> slopes, 1 intercept</text:span></text:p>
                <text:p><text:span text:style-name="T11">predicted_y = linear_layer(x1_var) </text:span><text:span text:style-name="T12"># run x vector through it</text:span></text:p>
                <text:p><text:span text:style-name="T11">predicted_y </text:span><text:span text:style-name="T12"># prints out a single garbage y since the m's and y are </text:span><text:span text:style-name="T12"><text:tab/></text:span><text:span text:style-name="T12"><text:tab/></text:span><text:span text:style-name="T12"><text:tab/></text:span><text:span text:style-name="T12"># initialized randomly. You'll be training those later.</text:span></text:p>
              </text:list-header>
              <text:list-item>
                <text:p><text:span text:style-name="T11">Summary: send single vector through a y=m2x2 + m2x2 + m3x3 + m4x4 + b equation and get a single y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2) Basic Linear Regression Model</text:p>
          </draw:text-box>
        </draw:frame>
        <draw:frame presentation:style-name="pr8" draw:layer="layout" svg:width="22.6cm" svg:height="17.021cm" svg:x="1.4cm" svg:y="4.683cm" presentation:class="outline" presentation:user-transformed="true">
          <draw:text-box>
            <text:list text:style-name="L2">
              <text:list-header>
                <text:p><text:span text:style-name="T8">Before we talk about how to make a best-fit line, how do we make a regular line? y = mx + b, right?</text:span></text:p>
                <text:p><text:span text:style-name="T8">In pytorch:</text:span></text:p>
                <text:p><text:span text:style-name="T10">import</text:span><text:span text:style-name="T11"> torch.nn </text:span><text:span text:style-name="T10">as</text:span><text:span text:style-name="T11"> nn</text:span></text:p>
                <text:p><text:span text:style-name="T10">from</text:span><text:span text:style-name="T11"> torch.autograd </text:span><text:span text:style-name="T10">import</text:span><text:span text:style-name="T11"> Variable</text:span></text:p>
                <text:p><text:span text:style-name="T11">x1 = torch.Tensor(</text:span><text:span text:style-name="T13">[[1, 2, 3, 4],[5, 6, 7, 8],[8, 7, 6, 5],[4, 3, 2, 1]]</text:span><text:span text:style-name="T11">) <text:s/></text:span></text:p>
                <text:p><text:span text:style-name="T11">x1_var = Variable(x1) </text:span><text:span text:style-name="T12"># stores data for computational graphs later</text:span></text:p>
                <text:p><text:span text:style-name="T11">linear_layer = nn.Linear(</text:span><text:span text:style-name="T13">4</text:span><text:span text:style-name="T11">, 1) </text:span><text:span text:style-name="T12"># linear layer with </text:span><text:span text:style-name="T14">4</text:span><text:span text:style-name="T12"> slopes, 1 intercept</text:span></text:p>
                <text:p><text:span text:style-name="T11">predicted_y = linear_layer(x1_var) </text:span><text:span text:style-name="T12"># run x tensor through it</text:span></text:p>
                <text:p><text:span text:style-name="T11">predicted_y </text:span><text:span text:style-name="T12"># prints out </text:span><text:span text:style-name="T14">four</text:span><text:span text:style-name="T12"> y's (still garbage)</text:span></text:p>
              </text:list-header>
              <text:list-item>
                <text:p><text:span text:style-name="T11">Summary: send </text:span><text:span text:style-name="T13">4</text:span><text:span text:style-name="T11"> vectors of size </text:span><text:span text:style-name="T13">4</text:span><text:span text:style-name="T11"> through a y=m2x2 + m2x2 + m3x3 + m4x4 + b equation and get </text:span><text:span text:style-name="T13">four</text:span><text:span text:style-name="T11"> y's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3) Calculating Loss</text:p>
          </draw:text-box>
        </draw:frame>
        <draw:frame presentation:style-name="pr8" draw:layer="layout" svg:width="22.6cm" svg:height="17.021cm" svg:x="1.4cm" svg:y="4.683cm" presentation:class="outline" presentation:user-transformed="true">
          <draw:text-box>
            <text:list text:style-name="L2">
              <text:list-header>
                <text:p><text:span text:style-name="T8">K, we can do lines. How about best fit lines?</text:span></text:p>
                <text:p><text:span text:style-name="T8">In pytorch:</text:span><text:span text:style-name="T11"> </text:span></text:p>
                <text:p><text:span text:style-name="T11">x1_var = Variable(torch.Tensor(</text:span><text:span text:style-name="T15">[1, 2, 3, 4]</text:span><text:span text:style-name="T11">) ) </text:span><text:span text:style-name="T12"># more compact</text:span></text:p>
                <text:p><text:span text:style-name="T11">linear_layer = nn.Linear(</text:span><text:span text:style-name="T15">4</text:span><text:span text:style-name="T11">, 1) </text:span><text:span text:style-name="T12"># linear layer with </text:span><text:span text:style-name="T16">4</text:span><text:span text:style-name="T12"> slopes, 1 intercept</text:span></text:p>
                <text:p><text:span text:style-name="T11">predicted_y = linear_layer(x1_var) </text:span><text:span text:style-name="T12"># what we GET with this x</text:span></text:p>
                <text:p><text:span text:style-name="T11">target_y = Variable(torch.Tensor(</text:span><text:span text:style-name="T15">[4]</text:span><text:span text:style-name="T11">) ) </text:span><text:span text:style-name="T12"># what we WANT x to give us</text:span></text:p>
                <text:p><text:span text:style-name="T17">loss_func = nn.MSELoss()</text:span><text:span text:style-name="T18"> </text:span><text:span text:style-name="T12"># a typical loss metric for regression</text:span></text:p>
                <text:p><text:span text:style-name="T19">loss = loss_func(predicted_y, target_y)</text:span><text:span text:style-name="T11"> </text:span><text:span text:style-name="T12"># compute loss/difference</text:span></text:p>
              </text:list-header>
              <text:list-item>
                <text:p><text:span text:style-name="T11">Summary: send in x, get y, compare to target / desired y, calculate difference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4) Calculating Gradients</text:p>
          </draw:text-box>
        </draw:frame>
        <draw:frame presentation:style-name="pr8" draw:layer="layout" svg:width="22.6cm" svg:height="17.021cm" svg:x="1.4cm" svg:y="4.683cm" presentation:class="outline" presentation:user-transformed="true">
          <draw:text-box>
            <text:list text:style-name="L2">
              <text:list-header>
                <text:p><text:span text:style-name="T8">K, we can do lines. How about best fit lines?</text:span></text:p>
                <text:p><text:span text:style-name="T8">In pytorch:</text:span><text:span text:style-name="T11"> </text:span></text:p>
                <text:p><text:span text:style-name="T11">x1_var = Variable(torch.Tensor(</text:span><text:span text:style-name="T15">[1, 2, 3, 4]</text:span><text:span text:style-name="T11">), </text:span><text:span text:style-name="T19">requires_grad=</text:span><text:span text:style-name="T20">True</text:span><text:span text:style-name="T11">) </text:span></text:p>
                <text:p><text:span text:style-name="T11">linear_layer = nn.Linear(</text:span><text:span text:style-name="T15">4</text:span><text:span text:style-name="T11">, 1) </text:span><text:span text:style-name="T12"># linear layer with </text:span><text:span text:style-name="T16">4</text:span><text:span text:style-name="T12"> slopes, 1 intercept</text:span></text:p>
                <text:p><text:span text:style-name="T11">predicted_y = linear_layer(x1_var) </text:span><text:span text:style-name="T12"># what we GET with this x</text:span></text:p>
                <text:p><text:span text:style-name="T11">target_y = Variable(torch.Tensor(</text:span><text:span text:style-name="T15">[4]</text:span><text:span text:style-name="T11">), </text:span><text:span text:style-name="T19">requires_grad=</text:span><text:span text:style-name="T20">False</text:span><text:span text:style-name="T11">) </text:span></text:p>
                <text:p><text:span text:style-name="T2">loss_func = nn.MSELoss()</text:span><text:span text:style-name="T12"> # a typical loss metric for regression</text:span></text:p>
                <text:p><text:span text:style-name="T11">loss = loss_func(predicted_y, target_y) </text:span><text:span text:style-name="T12"># calculate loss / difference</text:span></text:p>
                <text:p><text:span text:style-name="T19">loss.backward()</text:span><text:span text:style-name="T11"> </text:span><text:span text:style-name="T12"># Now x1_var has a gradient wrt this loss function</text:span></text:p>
                <text:p><text:span text:style-name="T19">print(x1_var.grad) </text:span><text:span text:style-name="T12"># prints whatever the gradient of x WRT loss is.</text:span></text:p>
              </text:list-header>
              <text:list-item>
                <text:p><text:span text:style-name="T11">Summary: send in x, get y, run both through convex loss function, calculate gradient: the direction to push/change the slopes/intercept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5) Updating Weights (based on gradient)</text:p>
          </draw:text-box>
        </draw:frame>
        <draw:frame presentation:style-name="pr10" draw:layer="layout" svg:width="22.6cm" svg:height="17.091cm" svg:x="1.4cm" svg:y="4.683cm" presentation:class="outline" presentation:user-transformed="true">
          <draw:text-box>
            <text:list text:style-name="L2">
              <text:list-header>
                <text:p><text:span text:style-name="T8">Finally:</text:span></text:p>
                <text:p><text:span text:style-name="T11">x1_var = Variable(torch.Tensor(</text:span><text:span text:style-name="T15">[1, 2, 3, 4]</text:span><text:span text:style-name="T11">), </text:span><text:span text:style-name="T21">requires_grad=</text:span><text:span text:style-name="T22">True</text:span><text:span text:style-name="T11">) </text:span></text:p>
                <text:p><text:span text:style-name="T11">linear_layer = nn.Linear(</text:span><text:span text:style-name="T15">4</text:span><text:span text:style-name="T11">, 1) </text:span></text:p>
                <text:p><text:span text:style-name="T11">predicted_y = linear_layer(x1_var)</text:span></text:p>
                <text:p><text:span text:style-name="T11">target_y = Variable(torch.Tensor(</text:span><text:span text:style-name="T15">[4]</text:span><text:span text:style-name="T11">), </text:span><text:span text:style-name="T21">requires_grad=</text:span><text:span text:style-name="T22">False</text:span><text:span text:style-name="T11">) </text:span></text:p>
                <text:p><text:span text:style-name="T2">loss_func = nn.MSELoss()</text:span><text:span text:style-name="T12"> </text:span></text:p>
                <text:p><text:span text:style-name="T11">loss = loss_func(predicted_y, target_y)</text:span></text:p>
                <text:p><text:span text:style-name="T19">optimizer = optim.SGD(linear_layer.parameters(), lr=1e-1) </text:span></text:p>
                <text:p><text:span text:style-name="T21">loss.backward()</text:span></text:p>
                <text:p><text:span text:style-name="T19">optimizer.step() </text:span><text:span text:style-name="T18"># now linear_layer's slopes/intercepts are updated in a direction better suited to predicting target_y</text:span></text:p>
              </text:list-header>
              <text:list-item>
                <text:p><text:span text:style-name="T11">Summary: send in x, get y, run through loss function, calculate gradient, update weights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" xlink:href="Pictures/100000000000032000000258AE45E8AA.png" xlink:type="simple" xlink:show="embed" xlink:actuate="onLoad"/>
    <draw:fill-image draw:name="ashapes8" xlink:href="Pictures/1000000000000320000002589EFEFDEA.png" xlink:type="simple" xlink:show="embed" xlink:actuate="onLoad"/>
    <draw:fill-image draw:name="blendscreen2" xlink:href="Pictures/10000000000003200000025871EEE600.png" xlink:type="simple" xlink:show="embed" xlink:actuate="onLoad"/>
    <draw:fill-image draw:name="numbers3" xlink:href="Pictures/100000000000032000000258F6AEE96B.png" xlink:type="simple" xlink:show="embed" xlink:actuate="onLoad"/>
    <draw:fill-image draw:name="rectangles3" xlink:href="Pictures/1000000000000320000002581B42268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1-background" style:family="presentation">
      <style:graphic-properties draw:stroke="none" draw:fill="bitmap" draw:fill-image-name="rectangles3" style:repeat="stretch"/>
    </style:style>
    <style:style style:name="Default1-backgroundobjects" style:family="presentation">
      <style:graphic-properties draw:shadow="hidden" draw:shadow-offset-x="0.3cm" draw:shadow-offset-y="0.3cm" draw:shadow-color="#808080"/>
    </style:style>
    <style:style style:name="Default1-notes" style:family="presentation">
      <style:graphic-properties draw:stroke="none" draw:fill="none">
        <text:list-style style:name="Defaul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Default1-outline1" style:family="presentation">
      <style:graphic-properties draw:stroke="none" draw:fill="non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1-outline2" style:family="presentation" style:parent-style-name="Defaul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draw:background-size="border" draw:fill="bitmap" draw:fill-image-name="numbers3" style:repeat="stretch"/>
    </style:style>
    <style:style style:name="Mdp4" style:family="drawing-page">
      <style:drawing-page-properties draw:background-size="border" draw:fill="bitmap" draw:fill-image-name="ashapes8" style:repeat="stretch"/>
    </style:style>
    <style:style style:name="Mdp5" style:family="drawing-page">
      <style:drawing-page-properties draw:background-size="border" draw:fill="bitmap" draw:fill-image-name="ashapes" style:repeat="stretch"/>
    </style:style>
    <style:style style:name="Mdp6" style:family="drawing-page">
      <style:drawing-page-properties draw:background-size="border" draw:fill="bitmap" draw:fill-image-name="tunnel_5f_box" draw:fill-image-width="0cm" draw:fill-image-height="0cm"/>
    </style:style>
    <style:style style:name="Mdp7" style:family="drawing-page">
      <style:drawing-page-properties draw:background-size="border" draw:fill="bitmap" draw:fill-image-name="blendscreen2" draw:fill-image-width="0cm" draw:fill-image-height="0cm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rededges-title">
      <style:graphic-properties draw:fill-color="#ffffff" draw:auto-grow-height="false" fo:min-height="3.507cm"/>
    </style:style>
    <style:style style:name="Mpr11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13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1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1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lyt-tunnel-title">
      <style:graphic-properties draw:fill-color="#ffffff" draw:auto-grow-height="false" fo:min-height="3.507cm"/>
    </style:style>
    <style:style style:name="Mpr18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19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20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22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23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r2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2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2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numdark" style:page-layout-name="PM1" draw:style-name="Mdp3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086cm" svg:x="2cm" svg:y="5.314cm" presentation:class="outline" presentation:placeholder="true">
        <draw:text-box/>
      </draw:frame>
      <draw:frame presentation:style-name="Mpr7" draw:text-style-name="MP4" draw:layer="backgroundobjects" svg:width="6.523cm" svg:height="1.448cm" svg:x="1.6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5.265cm" svg:height="10.476cm" svg:x="3.161cm" svg:y="2.123cm" presentation:class="page"/>
        <draw:frame presentation:style-name="lyt-numdark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4">
      <draw:frame presentation:style-name="Mpr10" draw:text-style-name="MP7" draw:layer="backgroundobjects" svg:width="17.099cm" svg:height="3.506cm" svg:x="10.1cm" svg:y="0.837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11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11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5.265cm" svg:height="10.476cm" svg:x="3.161cm" svg:y="2.123cm" presentation:class="page"/>
        <draw:frame presentation:style-name="lyt-rededges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2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3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3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5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1cm" svg:x="2.2cm" svg:y="5.5cm" presentation:class="outline" presentation:placeholder="true">
        <draw:text-box/>
      </draw:frame>
      <draw:frame presentation:style-name="Mpr14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14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6">
      <draw:frame presentation:style-name="Mpr17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18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18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18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5.265cm" svg:height="10.476cm" svg:x="3.161cm" svg:y="2.123cm" presentation:class="page"/>
        <draw:frame presentation:style-name="lyt-tunnel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7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59cm" svg:x="1.4cm" svg:y="4.914cm" presentation:class="outline" presentation:placeholder="true">
        <draw:text-box/>
      </draw:frame>
      <draw:frame presentation:style-name="Mpr21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1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2" draw:text-style-name="MP6" draw:layer="backgroundobjects" svg:width="9.369cm" svg:height="1.396cm" svg:x="12.22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3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3" draw:text-style-name="MP6" draw:layer="backgroundobjects" svg:width="9.369cm" svg:height="1.396cm" svg:x="12.22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3cm" svg:height="3.506cm" svg:x="1cm" svg:y="0.837cm" presentation:class="title" presentation:placeholder="true">
        <draw:text-box/>
      </draw:frame>
      <draw:frame presentation:style-name="Default1-outline1" draw:layer="backgroundobjects" svg:width="22.6cm" svg:height="13.859cm" svg:x="1.4cm" svg:y="4.914cm" presentation:class="outline" presentation:placeholder="true">
        <draw:text-box/>
      </draw:frame>
      <draw:frame presentation:style-name="Mpr2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5.265cm" svg:height="10.476cm" svg:x="3.16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hua Mitchell</meta:initial-creator>
    <meta:creation-date>2018-05-07T22:10:32.51</meta:creation-date>
    <meta:editing-duration>PT2H24M52S</meta:editing-duration>
    <meta:editing-cycles>26</meta:editing-cycles>
    <dc:date>2018-05-08T11:48:14.94</dc:date>
    <dc:creator>Joshua Mitchell</dc:creator>
    <meta:generator>OpenOffice/4.1.5$Win32 OpenOffice.org_project/415m1$Build-9789</meta:generator>
    <meta:document-statistic meta:object-count="146"/>
  </office:meta>
</office:document-meta>
</file>